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1mm"/>
    </style:style>
    <style:style style:name="co2" style:family="table-column">
      <style:table-column-properties fo:break-before="auto" style:column-width="151.41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107.8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5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1">
      <style:table-cell-properties style:text-align-source="fix" style:repeat-content="false" style:vertical-align="middle"/>
      <style:paragraph-properties fo:text-align="start"/>
      <style:text-properties style:text-position="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/>
      <style:text-properties style:text-position="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/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text-position=""/>
    </style:style>
    <style:style style:name="ce5" style:family="table-cell" style:parent-style-name="Default" style:data-style-name="N51">
      <style:table-cell-properties style:text-align-source="fix" style:repeat-content="false" style:vertical-align="middle"/>
      <style:paragraph-properties fo:text-align="start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ce4"/>
        <table:table-row table:style-name="ro1">
          <table:table-cell table:style-name="Default" office:value-type="string" calcext:value-type="string">
            <text:p>TS</text:p>
          </table:table-cell>
          <table:table-cell office:value-type="string" calcext:value-type="string">
            <text:p>Method</text:p>
          </table:table-cell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Comments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date" office:date-value="2017-04-12T20:52:00" calcext:value-type="date">
            <text:p>12/04/2017 20:52:00</text:p>
          </table:table-cell>
          <table:table-cell office:value-type="string" calcext:value-type="string">
            <text:p>Shoot to top left</text:p>
          </table:table-cell>
          <table:table-cell office:value-type="float" office:value="81657" calcext:value-type="float">
            <text:p>81657</text:p>
          </table:table-cell>
          <table:table-cell office:value-type="string" calcext:value-type="string">
            <text:p>Skps &lt;= 0</text:p>
          </table:table-cell>
        </table:table-row>
        <table:table-row table:style-name="ro1">
          <table:table-cell office:value-type="date" office:date-value="2017-04-12T20:59:53.114349" calcext:value-type="date">
            <text:p>12/04/2017 20:59:53</text:p>
          </table:table-cell>
          <table:table-cell office:value-type="string" calcext:value-type="string">
            <text:p>Try all corneres</text:p>
          </table:table-cell>
          <table:table-cell office:value-type="float" office:value="82524" calcext:value-type="float">
            <text:p>82524</text:p>
          </table:table-cell>
          <table:table-cell/>
        </table:table-row>
        <table:table-row table:style-name="ro1">
          <table:table-cell office:value-type="date" office:date-value="2017-04-15T10:32:31.985743" calcext:value-type="date">
            <text:p>15/04/2017 10:32:32</text:p>
          </table:table-cell>
          <table:table-cell office:value-type="string" calcext:value-type="string">
            <text:p>Shoot to nearest pocket</text:p>
          </table:table-cell>
          <table:table-cell office:value-type="float" office:value="121797" calcext:value-type="float">
            <text:p>121797</text:p>
          </table:table-cell>
          <table:table-cell/>
        </table:table-row>
        <table:table-row table:style-name="ro1">
          <table:table-cell office:value-type="string" calcext:value-type="string">
            <text:p>---- WRONG</text:p>
          </table:table-cell>
          <table:table-cell table:number-columns-repeated="3"/>
        </table:table-row>
        <table:table-row table:style-name="ro1">
          <table:table-cell office:value-type="date" office:date-value="2017-04-15T11:06:33.09131" calcext:value-type="date">
            <text:p>15/04/2017 11:06:33</text:p>
          </table:table-cell>
          <table:table-cell office:value-type="string" calcext:value-type="string">
            <text:p>Shoot ot nearest pocket</text:p>
          </table:table-cell>
          <table:table-cell office:value-type="float" office:value="140391" calcext:value-type="float">
            <text:p>140391</text:p>
          </table:table-cell>
          <table:table-cell/>
        </table:table-row>
        <table:table-row table:style-name="ro1">
          <table:table-cell office:value-type="date" office:date-value="2017-04-15T11:07:26.644009" calcext:value-type="date">
            <text:p>15/04/2017 11:07:27</text:p>
          </table:table-cell>
          <table:table-cell office:value-type="string" calcext:value-type="string">
            <text:p>Allo 5 len moves</text:p>
          </table:table-cell>
          <table:table-cell office:value-type="float" office:value="141262" calcext:value-type="float">
            <text:p>141262</text:p>
          </table:table-cell>
          <table:table-cell/>
        </table:table-row>
        <table:table-row table:style-name="ro1">
          <table:table-cell office:value-type="string" calcext:value-type="string">
            <text:p>---WRONG</text:p>
          </table:table-cell>
          <table:table-cell table:number-columns-repeated="3"/>
        </table:table-row>
        <table:table-row table:style-name="ro1">
          <table:table-cell office:value-type="date" office:date-value="2017-04-15T12:04:16.427908" calcext:value-type="date">
            <text:p>15/04/2017 12:04:16</text:p>
          </table:table-cell>
          <table:table-cell office:value-type="string" calcext:value-type="string">
            <text:p>Allow 5 len moves</text:p>
          </table:table-cell>
          <table:table-cell office:value-type="float" office:value="133789" calcext:value-type="float">
            <text:p>133789</text:p>
          </table:table-cell>
          <table:table-cell/>
        </table:table-row>
        <table:table-row table:style-name="ro1">
          <table:table-cell office:value-type="date" office:date-value="2017-04-15T12:28:53.99989" calcext:value-type="date">
            <text:p>15/04/2017 12:28:54</text:p>
          </table:table-cell>
          <table:table-cell office:value-type="string" calcext:value-type="string">
            <text:p>Merge positive</text:p>
          </table:table-cell>
          <table:table-cell office:value-type="float" office:value="135399" calcext:value-type="float">
            <text:p>1353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mit based on cost</text:p>
          </table:table-cell>
          <table:table-cell office:value-type="float" office:value="135620" calcext:value-type="float">
            <text:p>135620</text:p>
          </table:table-cell>
          <table:table-cell/>
        </table:table-row>
        <table:table-row table:style-name="ro1">
          <table:table-cell office:value-type="date" office:date-value="2017-04-16T21:02:29.265062" calcext:value-type="date">
            <text:p>16/04/2017 21:02:29</text:p>
          </table:table-cell>
          <table:table-cell office:value-type="string" calcext:value-type="string">
            <text:p>Move pos to diagonal the shoot</text:p>
          </table:table-cell>
          <table:table-cell office:value-type="float" office:value="137987" calcext:value-type="float">
            <text:p>137987</text:p>
          </table:table-cell>
          <table:table-cell/>
        </table:table-row>
        <table:table-row table:style-name="ro1">
          <table:table-cell office:value-type="date" office:date-value="2017-04-16T21:02:44.482573" calcext:value-type="date">
            <text:p>16/04/2017 21:02:44</text:p>
          </table:table-cell>
          <table:table-cell office:value-type="string" calcext:value-type="string">
            <text:p>Ignore small pos</text:p>
          </table:table-cell>
          <table:table-cell office:value-type="float" office:value="138010" calcext:value-type="float">
            <text:p>138010</text:p>
          </table:table-cell>
          <table:table-cell/>
        </table:table-row>
        <table:table-row table:style-name="ro1">
          <table:table-cell office:value-type="date" office:date-value="2017-04-16T21:07:42.381274" calcext:value-type="date">
            <text:p>16/04/2017 21:07:42</text:p>
          </table:table-cell>
          <table:table-cell office:value-type="string" calcext:value-type="string">
            <text:p>Move small pos anyway</text:p>
          </table:table-cell>
          <table:table-cell table:style-name="ce3" office:value-type="float" office:value="138072" calcext:value-type="float">
            <text:p>138072</text:p>
          </table:table-cell>
          <table:table-cell/>
        </table:table-row>
        <table:table-row table:style-name="ro1">
          <table:table-cell office:value-type="date" office:date-value="2017-04-16T22:16:32.210332" calcext:value-type="date">
            <text:p>16/04/2017 22:16:32</text:p>
          </table:table-cell>
          <table:table-cell office:value-type="string" calcext:value-type="string">
            <text:p>Reverse order of states</text:p>
          </table:table-cell>
          <table:table-cell office:value-type="float" office:value="138537" calcext:value-type="float">
            <text:p>138537</text:p>
          </table:table-cell>
          <table:table-cell/>
        </table:table-row>
        <table:table-row table:style-name="ro1">
          <table:table-cell office:value-type="date" office:date-value="2017-04-16T22:34:56.07816" calcext:value-type="date">
            <text:p>16/04/2017 22:34:56</text:p>
          </table:table-cell>
          <table:table-cell office:value-type="string" calcext:value-type="string">
            <text:p>Shoot large pos if not done in prev algo</text:p>
          </table:table-cell>
          <table:table-cell office:value-type="float" office:value="138874" calcext:value-type="float">
            <text:p>1388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883" calcext:value-type="float">
            <text:p>138883</text:p>
          </table:table-cell>
          <table:table-cell/>
        </table:table-row>
        <table:table-row table:style-name="ro1">
          <table:table-cell office:value-type="date" office:date-value="2017-04-16T23:07:42.773455" calcext:value-type="date">
            <text:p>16/04/2017 23:07:43</text:p>
          </table:table-cell>
          <table:table-cell office:value-type="string" calcext:value-type="string">
            <text:p>Order ball moving by dist from diag</text:p>
          </table:table-cell>
          <table:table-cell office:value-type="float" office:value="139125" calcext:value-type="float">
            <text:p>139125</text:p>
          </table:table-cell>
          <table:table-cell/>
        </table:table-row>
        <table:table-row table:style-name="ro1">
          <table:table-cell office:value-type="date" office:date-value="2017-04-16T23:25:18.431084" calcext:value-type="date">
            <text:p>16/04/2017 23:25:18</text:p>
          </table:table-cell>
          <table:table-cell office:value-type="string" calcext:value-type="string">
            <text:p>Move more balls to diags</text:p>
          </table:table-cell>
          <table:table-cell office:value-type="float" office:value="139150" calcext:value-type="float">
            <text:p>139150</text:p>
          </table:table-cell>
          <table:table-cell/>
        </table:table-row>
        <table:table-row table:style-name="ro1">
          <table:table-cell office:value-type="date" office:date-value="2017-04-16T23:49:45.145019" calcext:value-type="date">
            <text:p>16/04/2017 23:49:45</text:p>
          </table:table-cell>
          <table:table-cell office:value-type="string" calcext:value-type="string">
            <text:p>clear all neg balls</text:p>
          </table:table-cell>
          <table:table-cell office:value-type="float" office:value="139274" calcext:value-type="float">
            <text:p>139274</text:p>
          </table:table-cell>
          <table:table-cell/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00:33:46.840878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20:48:25.397496522</meta:creation-date>
    <dc:date>2017-04-17T00:33:51.371823216</dc:date>
    <meta:editing-duration>PT4H4M28S</meta:editing-duration>
    <meta:editing-cycles>7</meta:editing-cycles>
    <meta:generator>LibreOffice/5.1.6.2$Linux_X86_64 LibreOffice_project/10m0$Build-2</meta:generator>
    <meta:document-statistic meta:table-count="1" meta:cell-count="55" meta:object-count="0"/>
  </office:meta>
</office:document-meta>
</file>